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segui spavaldo per il sentiero, fregantodene di quello che accade nelle vicinanze, ma il lavarsene le mani funziona sempre, infatti non trovi imperterie davanti a te.</text:p>
      <text:p text:style-name="Standard">Sbuchi fuori dal sentiero che è quasi notte, ma forse faresti in tempo a raggiungere la città, ma dalla direzione opposta senti le urla di un bambino.</text:p>
      <text:p text:style-name="Standard">Se prosegui per la tua strada vai a "strada"</text:p>
      <text:p text:style-name="Standard">Se decidi di aiutare il presunto bambino in difficoltà vai a "bambino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7122e39-92ed229-498d286-15e43b4-d70da21</meta:generator>
    <dc:date>2020-01-16T10:32:53.79</dc:date>
    <meta:document-statistic meta:table-count="0" meta:image-count="0" meta:object-count="0" meta:page-count="1" meta:paragraph-count="4" meta:word-count="74" meta:character-count="433" meta:non-whitespace-character-count="363"/>
    <meta:user-defined meta:name="Info 1"/>
    <meta:user-defined meta:name="Info 2"/>
    <meta:user-defined meta:name="Info 3"/>
    <meta:user-defined meta:name="Info 4"/>
  </office:meta>
</office:document-meta>
</file>